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Che" svg:font-family="BatangChe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P10" style:family="paragraph">
      <style:text-properties fo:font-size="15pt" style:font-size-asian="20pt" style:font-size-complex="20pt"/>
    </style:style>
    <style:style style:name="P11" style:family="paragraph">
      <style:text-properties fo:font-size="20pt" style:font-size-asian="26pt" style:font-size-complex="26pt"/>
    </style:style>
    <style:style style:name="P12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ize="15pt" style:font-size-asian="20pt" style:font-size-complex="20pt"/>
    </style:style>
    <style:style style:name="T13" style:family="text">
      <style:text-properties fo:font-size="15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fo:font-style="italic" style:font-size-asian="20pt" style:font-style-asian="italic" style:font-size-complex="20pt" style:font-style-complex="italic"/>
    </style:style>
    <style:style style:name="T15" style:family="text">
      <style:text-properties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text-position="-33% 58%" fo:font-size="15pt" style:font-size-asian="20pt" style:font-size-complex="20pt"/>
    </style:style>
    <style:style style:name="T17" style:family="text">
      <style:text-properties style:text-position="0% 100%" fo:font-size="15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style:text-position="-33% 58%" fo:font-size="15pt" fo:font-style="italic" style:font-size-asian="20pt" style:font-style-asian="italic" style:font-size-complex="20pt" style:font-style-complex="italic"/>
    </style:style>
    <style:style style:name="T19" style:family="text">
      <style:text-properties style:text-position="-33% 58%"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0" style:family="text">
      <style:text-properties style:font-name="Calibri2" fo:font-size="15pt" style:font-name-asian="Calibri3" style:font-size-asian="20pt" style:font-name-complex="Calibri3" style:font-size-complex="20pt"/>
    </style:style>
    <style:style style:name="T21" style:family="text">
      <style:text-properties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2" style:family="text">
      <style:text-properties style:text-position="-33% 58%" style:font-name="Calibri2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3" style:family="text">
      <style:text-properties style:font-name="Calibri3" fo:font-size="15pt" fo:font-style="italic" style:font-name-asian="Calibri3" style:font-size-asian="20pt" style:font-style-asian="italic" style:font-name-complex="Calibri3" style:font-size-complex="20pt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text-position="-33% 58%"/>
    </style:style>
    <style:style style:name="T26" style:family="text">
      <style:text-properties style:font-name="Calibri3" style:font-name-asian="Calibri3" style:font-name-complex="Calibri3"/>
    </style:style>
    <style:style style:name="T27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8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Calibri2" style:font-name-asian="Calibri3" style:font-name-complex="Calibri3"/>
    </style:style>
    <style:style style:name="T30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1" style:family="text">
      <style:text-properties style:text-position="-33% 58%" style:font-name="Calibri2" style:font-name-asian="Calibri3" style:font-name-complex="Calibri3"/>
    </style:style>
    <style:style style:name="T32" style:family="text">
      <style:text-properties style:text-position="0% 100%" style:font-name="Calibri2" style:font-name-asian="Calibri3" style:font-name-complex="Calibri3"/>
    </style:style>
    <style:style style:name="T33" style:family="text">
      <style:text-properties style:text-position="0% 100%" style:font-name="Calibri3" style:font-name-asian="Calibri3" style:font-name-complex="Calibri3"/>
    </style:style>
    <style:style style:name="T3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5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font-name="BatangChe" fo:font-style="normal" style:font-name-asian="BatangChe" style:font-style-asian="normal" style:font-name-complex="BatangChe" style:font-style-complex="normal"/>
    </style:style>
    <style:style style:name="T38" style:family="text">
      <style:text-properties style:font-name="Calibri2" fo:font-style="normal" style:font-name-asian="BatangChe" style:font-style-asian="normal" style:font-name-complex="BatangChe" style:font-style-complex="normal"/>
    </style:style>
    <style:style style:name="T39" style:family="text">
      <style:text-properties style:font-name="Calibri2" fo:font-style="italic" style:font-name-asian="BatangChe" style:font-style-asian="italic" style:font-name-complex="BatangChe" style:font-style-complex="italic"/>
    </style:style>
    <style:style style:name="T40" style:family="text">
      <style:text-properties fo:font-style="italic" style:text-underline-style="none" style:font-style-asian="italic" style:font-style-complex="italic"/>
    </style:style>
    <style:style style:name="T41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42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43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4" style:family="text">
      <style:text-properties fo:font-size="32pt" fo:font-style="italic" style:font-size-asian="44pt" style:font-style-asian="italic" style:font-size-complex="44pt" style:font-style-complex="italic"/>
    </style:style>
    <style:style style:name="T45" style:family="text">
      <style:text-properties fo:font-size="32pt" fo:font-style="normal" style:font-size-asian="44pt" style:font-style-asian="normal" style:font-size-complex="44pt" style:font-style-complex="normal"/>
    </style:style>
    <style:style style:name="T46" style:family="text">
      <style:text-properties fo:font-size="20pt" style:font-size-asian="26pt" style:font-size-complex="26pt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ize="26pt" style:font-size-asian="36pt" style:font-size-complex="36pt"/>
    </style:style>
    <style:style style:name="T49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as ist die Idee des Routh-Formalismus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a der Hamilton- gegenüberdem Lagrange-Formalismus nur bei zyklischen Koordinaten rechntechnische Vorteile bietet, wird beim Routh-Formalismus die Legendre-Transformation<text:tab/><text:tab/><text:tab/><text:tab/><text:tab/><text:tab/> nur für zyklische Koordinaten durchgeführt.</text:p>
          </draw:text-box>
        </draw:frame>
        <draw:frame draw:style-name="gr2" draw:text-style-name="P5" draw:layer="layout" svg:width="7.055cm" svg:height="1.24cm" svg:x="18.372cm" svg:y="10.779cm">
          <text:p/>
          <draw:object xlink:href="../Legendre-Transforma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8">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user-transformed="true">
          <draw:text-box>
            <text:p>Die Routh-Funktion entspricht für zyklische Koordinaten den Hamilton'schen Bewegungsgleichungen. Für die nicht-zyklischen Koordinaten ergeben sich die Lagrage'schen Bewegungsgleichung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25cm" svg:height="2.2cm" svg:x="1.316cm" svg:y="8.103cm">
          <text:p/>
          <draw:object xlink:href="../Hamilton-Funktion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0.737cm" svg:height="2.392cm" svg:x="8.631cm" svg:y="11.503cm">
          <text:p/>
          <draw:object xlink:href="../Hamilton-Funktion%20kur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?</text:p>
          </draw:text-box>
        </draw:frame>
        <draw:frame presentation:style-name="pr8" draw:layer="layout" svg:width="25.199cm" svg:height="12.18cm" svg:x="1.4cm" svg:y="4.914cm" presentation:class="subtitle">
          <draw:text-box>
            <text:p>oder verkürzt:</text:p>
          </draw:text-box>
        </draw:frame>
        <draw:frame draw:style-name="gr2" draw:text-style-name="P5" draw:layer="layout" svg:width="14.8cm" svg:height="2.392cm" svg:x="6.599cm" svg:y="11.603cm">
          <text:p/>
          <draw:object xlink:href="../Hamilton-Funktion%20korrigiert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5" draw:layer="layout" svg:width="25cm" svg:height="1.68cm" svg:x="1.762cm" svg:y="8.503cm">
          <text:p/>
          <draw:object xlink:href="../Hamilton-Funktion%20lang%20korrigier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7.92cm" svg:height="15cm" svg:x="2.715cm" svg:y="5.129cm">
          <text:p/>
          <draw:object xlink:href="../Hamilton-Algorithmus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1.196cm" svg:height="2.294cm" svg:x="8.401cm" svg:y="9.352cm">
          <text:p/>
          <draw:object xlink:href="../Hamilton-Funktion%20für%20den%20Harmonischen%20Oszillator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5" draw:layer="layout" svg:width="12.627cm" svg:height="2.192cm" svg:x="7.686cm" svg:y="9.403cm">
          <text:p/>
          <draw:object xlink:href="../Hamilton-Funktion%20der%20Bewegung%20eines%20Teilchens%20im%20elektromagnetischen%20Feld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Zylinder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text-style-name="P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3.169cm" svg:height="2.675cm" svg:x="7.415cm" svg:y="9.162cm">
          <text:p/>
          <draw:object xlink:href="../Hamilton-Funktion%20in%20Zylinderkoordinat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4.982cm" svg:height="2.701cm" svg:x="6.508cm" svg:y="9.149cm">
          <text:p/>
          <draw:object xlink:href="../Hamilton-Funktion%20in%20Kugelkoordinaten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tegralprinzip von Hamilton -&gt; daraus ableitbar die Lagrange-Gleichungen</text:p>
            <text:p/>
            <text:p>Typisch für <text:span text:style-name="T6">Integral</text:span>prinzipien ist der Vergleich von <text:span text:style-name="T6">endlichen</text:span> Bahnstücken, die das System in einer <text:span text:style-name="T6">endlichen</text:span> Zeitspanne durchläuft, mit ihren zugeordneten <text:span text:style-name="T4">gedachten</text:span> (<text:span text:style-name="T4">virtuellen</text:span>) Nachbar-Bahnstücken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esentlichen Elemente des Hamilton'schen Prinzips?</text:p>
          </draw:text-box>
        </draw:frame>
        <draw:frame presentation:style-name="pr8" draw:text-style-name="P10" draw:layer="layout" svg:width="25.199cm" svg:height="12.18cm" svg:x="1.4cm" svg:y="4.914cm" presentation:class="subtitle" presentation:user-transformed="true">
          <draw:text-box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Von entscheidender Bedeutung für die Auswertung des Prinzips ist die </text:span><text:span text:style-name="T13">Variationsvorschrift</text:span><text:span text:style-name="T12">: Die Variation des Wirkungsfunktionals </text:span><text:span text:style-name="T14">S</text:span><text:span text:style-name="T12"> erfolgt durch Variation des Bahnstücks zwischen den festen Endkonfigurationen </text:span><text:span text:style-name="T15">q</text:span><text:span text:style-name="T16">a</text:span><text:span text:style-name="T12"> = </text:span><text:span text:style-name="T17">q</text:span><text:span text:style-name="T12">(</text:span><text:span text:style-name="T14">t</text:span><text:span text:style-name="T16">1</text:span><text:span text:style-name="T12">) und </text:span><text:span text:style-name="T17">q</text:span><text:span text:style-name="T16">e</text:span><text:span text:style-name="T12"> = </text:span><text:span text:style-name="T15">q</text:span><text:span text:style-name="T12">(</text:span><text:span text:style-name="T14">t</text:span><text:span text:style-name="T16">2</text:span><text:span text:style-name="T12">). Die Bahnpunkte gehen durch virtuelleVerrückungen δ</text:span><text:span text:style-name="T14">q</text:span><text:span text:style-name="T12"> auseinander hervor, die stets bei festgehaltener Zeit (δ</text:span><text:span text:style-name="T14">t</text:span><text:span text:style-name="T12"> = 0) durchgeführt werden und deshalb nicht mit tatsächlichen Verrückungen d</text:span><text:span text:style-name="T15">q</text:span><text:span text:style-name="T12"> identisch zu sein brauchen. Die Auswertung des Hamilton’schen Prinzips erfolgt über eine </text:span><text:span text:style-name="T14">Parameterdarstellung</text:span><text:span text:style-name="T12"> der Konkurrenzbahnen:</text:span></text:p>
            <text:p><text:span text:style-name="T14">q</text:span><text:span text:style-name="T18">j</text:span><text:span text:style-name="T19">α</text:span><text:span text:style-name="T20">(</text:span><text:span text:style-name="T21">t</text:span><text:span text:style-name="T20">) = </text:span><text:span text:style-name="T21">q</text:span><text:span text:style-name="T22">j</text:span><text:span text:style-name="T20">(</text:span><text:span text:style-name="T21">t</text:span><text:span text:style-name="T20">) +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,</text:span><text:span text:style-name="T20"><text:tab/></text:span><text:span text:style-name="T20">j = 1,2,...,S</text:span></text:p>
            <text:p><text:span text:style-name="T21">q</text:span><text:span text:style-name="T22">j</text:span><text:span text:style-name="T20">(</text:span><text:span text:style-name="T21">t</text:span><text:span text:style-name="T20">) ist die tatsächliche Bahn und </text:span><text:span text:style-name="T23">γ</text:span><text:span text:style-name="T22">j</text:span><text:span text:style-name="T19">α</text:span><text:span text:style-name="T20">(</text:span><text:span text:style-name="T21">t</text:span><text:span text:style-name="T20">) eine hinreichend oft differenzierbare Funktion mit</text:span></text:p>
          </draw:text-box>
        </draw:frame>
        <draw:frame draw:style-name="gr2" draw:text-style-name="P5" draw:layer="layout" svg:width="13.73cm" svg:height="5.5cm" svg:x="7.366cm" svg:y="4.957cm">
          <text:p/>
          <draw:object xlink:href="../Voraussetzungen%20für%20das%20Hamilton'sche%20Prinzip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5" draw:layer="layout" svg:width="15.5cm" svg:height="5.2cm" svg:x="6.426cm" svg:y="15.546cm">
          <text:p/>
          <draw:object xlink:href="../Variation%20für%20das%20Hamilton'sche%20Prinzip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13.963cm" svg:height="2.678cm" svg:x="7.018cm" svg:y="9.66cm">
          <text:p/>
          <draw:object xlink:href="../Modifiziertes%20Hamilton'sches%20Prinzip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8.959cm" svg:x="1.4cm" svg:y="1.528cm" presentation:class="subtitle" presentation:user-transformed="true">
          <draw:text-box>
            <text:p/>
            <text:p/>
            <text:p/>
            <text:p/>
            <text:p/>
            <text:p>Man nutzt auch für die Impulse eine <text:span text:style-name="T4">Parameterdarstellung</text:span>:</text:p>
            <text:p/>
            <text:p/>
            <text:p>Die Projektion der zugelassenen Phasenraumbahnen auf die (<text:span text:style-name="T24">q</text:span>,<text:span text:style-name="T4">t</text:span>)-Ebene müssen für <text:span text:style-name="T4">t</text:span><text:span text:style-name="T25">1</text:span> und <text:span text:style-name="T4">t</text:span><text:span text:style-name="T25">2</text:span> übereinstimmen. Dagegen muß <text:span text:style-name="T6">nicht</text:span> notwendig <text:tab/><text:tab/><text:tab/><text:tab/><text:tab/><text:tab/>sein; es ist lediglich <text:tab/><text:tab/><text:tab/><text:tab/> zu fordern.</text:p>
            <text:p/>
            <text:p>Man erhält schließlich die Variationsvorschrift:</text:p>
            <text:p/>
            <text:p/>
            <text:p/>
            <text:p/>
            <text:p><text:span text:style-name="T26">δ</text:span><text:span text:style-name="T27">q</text:span><text:span text:style-name="T28">j</text:span><text:span text:style-name="T29"> und </text:span><text:span text:style-name="T26">δ</text:span><text:span text:style-name="T30">p</text:span><text:span text:style-name="T28">j</text:span><text:span text:style-name="T29"> sind frei wählbar.</text:span></text:p>
          </draw:text-box>
        </draw:frame>
        <draw:frame draw:style-name="gr2" draw:text-style-name="P5" draw:layer="layout" svg:width="14.12cm" svg:height="1.168cm" svg:x="6.939cm" svg:y="7.915cm">
          <text:p/>
          <draw:object xlink:href="../Parameterdarstellung%20für%20Impulse.odf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5" draw:layer="layout" svg:width="7.809cm" svg:height="1.168cm" svg:x="1.495cm" svg:y="12.015cm">
          <text:p/>
          <draw:object xlink:href="../Anmerkung%201%20zur%20Parameterdarstellung%20für%20Impulse.odf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4.683cm" svg:height="1.168cm" svg:x="16.158cm" svg:y="12.015cm">
          <text:p/>
          <draw:object xlink:href="../Anmerkung%202%20zur%20Parameterdarstellung%20für%20Impulse.odf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5" draw:layer="layout" svg:width="18.761cm" svg:height="2.859cm" svg:x="4.419cm" svg:y="15.67cm">
          <text:p/>
          <draw:object xlink:href="../Variationsvorschrift%20für%20das%20modifizierte%20Hamilton’sche%20Prinzip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Impulse <text:span text:style-name="T4">p</text:span><text:span text:style-name="T5">j</text:span> sind neben den <text:span text:style-name="T4">q</text:span><text:span text:style-name="T5">j</text:span> als unabhängige, gleichberechtigte Variable enthalten. Die Bahnvariation hat deshalb im <text:span text:style-name="T4">Phasenraum</text:span> zu erfolgen, der durch die <text:span text:style-name="T4">q</text:span><text:span text:style-name="T5">j</text:span> und die <text:span text:style-name="T4">p</text:span><text:span text:style-name="T5">j</text:span> aufgespannt wird:</text:p>
          </draw:text-box>
        </draw:frame>
        <draw:frame draw:style-name="gr2" draw:text-style-name="P5" draw:layer="layout" svg:width="6.395cm" svg:height="1.139cm" svg:x="10.802cm" svg:y="13.03cm">
          <text:p/>
          <draw:object xlink:href="../Phasenraum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6.179cm" svg:height="2.678cm" svg:x="10.91cm" svg:y="9.16cm">
          <text:p/>
          <draw:object xlink:href="../Wirk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Für konservative Systeme mit</text:p>
            <text:p>H = T + V = E = const</text:p>
            <text:p>gilt:</text:p>
            <text:p/>
            <text:p/>
            <text:p/>
            <text:p>für die vom System tatsächlich durchlaufene Phasenbahn.</text:p>
          </draw:text-box>
        </draw:frame>
        <draw:frame draw:style-name="gr2" draw:text-style-name="P5" draw:layer="layout" svg:width="8.978cm" svg:height="2.678cm" svg:x="9.51cm" svg:y="10.56cm">
          <text:p/>
          <draw:object xlink:href="../Prinzip%20der%20kleinsten%20Wirkung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im Hamilton'schen Prinzip gehen zur <text:span text:style-name="T26">δ</text:span><text:span text:style-name="T29">-Variation zugelassene Bahnen durch virtuelle Verrückungen </text:span><text:span text:style-name="T26">δ</text:span><text:span text:style-name="T27">q</text:span><text:span text:style-name="T29">, die bei festgehaltener Zeit durchgeführt werden, auseinander hervor. Insbesondere nehmen alle Bahnen für </text:span><text:span text:style-name="T27">t</text:span><text:span text:style-name="T31">1</text:span><text:span text:style-name="T29">, </text:span><text:span text:style-name="T27">t</text:span><text:span text:style-name="T31">2</text:span><text:span text:style-name="T29"> dieselben Endkonfigurationen </text:span><text:span text:style-name="T27">q</text:span><text:span text:style-name="T31">a</text:span><text:span text:style-name="T29">, </text:span><text:span text:style-name="T27">q</text:span><text:span text:style-name="T31">e</text:span><text:span text:style-name="T29"> ein. Die Durchlaufzeit ist also immer dieselbe.</text:span></text:p>
            <text:p><text:span text:style-name="T29">Bei der </text:span><text:span text:style-name="T26">Δ</text:span><text:span text:style-name="T29">-Variation ist zwar die Endkonfiguration ebenfalls fest (</text:span><text:span text:style-name="T26">Δ</text:span><text:span text:style-name="T27">q</text:span><text:span text:style-name="T31">a</text:span><text:span text:style-name="T32"> = </text:span><text:span text:style-name="T33">Δ</text:span><text:span text:style-name="T34">q</text:span><text:span text:style-name="T31">e</text:span><text:span text:style-name="T32"> </text:span><text:span text:style-name="T32">= 0), aber das gemeinsame Merkmal aller zur Variation zugelassenen Bahnen ist nun dieselbe Hamilton-Funktion: </text:span><text:span text:style-name="T33">Δ</text:span><text:span text:style-name="T35">H</text:span><text:span text:style-name="T33"> = 0. Die </text:span><text:span text:style-name="T35">Durchlaufzeiten</text:span><text:span text:style-name="T36"> brauchen hingegen nicht dieselben zu sein. Aus diesem Grund wird bei der Δ-Variation auch die Zeit mitvariier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t die Parameterdarstellung der zur Variation zugelassenen Bahnen beim Prinzip der kleinsten Wirkung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5.143cm" svg:height="7.888cm" svg:x="6.428cm" svg:y="6.555cm">
          <text:p/>
          <draw:object xlink:href="../Parameterdarstellung%20der%20Bahnen%20beim%20Prinzip%20der%20kleinsten%20Wirkung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ssen sich die Bahnvariation beim Prinzip der kleinsten Wirkung explizit über die Parameterdarstellung formulier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1.23cm" svg:height="8.175cm" svg:x="3.384cm" svg:y="6.412cm">
          <text:p/>
          <draw:object xlink:href="../Explizite%20Bahnvariation%20beim%20Prinzip%20der%20kleinsten%20Wirkung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<text:span text:style-name="T4">kräftefreie</text:span><text:span text:style-name="T7"> Bewegung </text:span><text:span text:style-name="T37">⇔</text:span><text:span text:style-name="T38"> </text:span><text:span text:style-name="T39">V</text:span><text:span text:style-name="T38">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<text:span text:style-name="T4">Prinzip der kürzesten Ankunft</text:span><text:span text:style-name="T7"> besagt, dass ein Lichtstrahl sich zwischen zwei Raumpunkten so bewegt, dass die Laufzeit minimal wird (</text:span><text:span text:style-name="T4">Fermat'sches Prinzip</text:span><text:span text:style-name="T7">).</text:span></text:p>
            <text:p><text:span text:style-name="T7"/></text:p>
            <text:p><text:span text:style-name="T7">Das </text:span><text:span text:style-name="T4">Prinzip des kürzesten Weges</text:span><text:span text:style-name="T7"> besagt, dass die </text:span><text:span text:style-name="T7">Bewegung eines </text:span><text:span text:style-name="T4">kräftefreien</text:span><text:span text:style-name="T7"> Massenpunktes längs einer </text:span><text:span text:style-name="T4">geodätischen Linie</text:span><text:span text:style-name="T7"> erfolg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Zeit wird vollständig eliminiert, so dass die Variation dann nur noch den räumlichen Verlauf der Bahn betrifft. <text:span text:style-name="T26">Δ-Variation und δ</text:span><text:span text:style-name="T26">-Variation sind dann identis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40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24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24">q</text:span>, <text:span text:style-name="T24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24">q</text:span>, <text:span text:style-name="T24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41">F</text:span><text:span text:style-name="T42"> </text:span><text:span text:style-name="T8">(</text:span><text:span text:style-name="T43">q</text:span><text:span text:style-name="T8">, </text:span><text:span text:style-name="T43">p</text:span><text:span text:style-name="T8">, </text:span><text:span text:style-name="T44">t</text:span><text:span text:style-name="T45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11" draw:layer="layout" svg:width="25.199cm" svg:height="3.506cm" svg:x="1.4cm" svg:y="0.835cm" presentation:class="title" presentation:user-transformed="true">
          <draw:text-box>
            <text:p><text:span text:style-name="T46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5">1</text:span>,...,<text:span text:style-name="T4">q</text:span><text:span text:style-name="T5">S</text:span> die generalisierten Impulse <text:span text:style-name="T47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12" draw:layer="layout" svg:width="25.199cm" svg:height="4.384cm" svg:x="1.4cm" svg:y="0.398cm" presentation:class="title" presentation:user-transformed="true">
          <draw:text-box>
            <text:p><text:span text:style-name="T48">Nennen Sie im Zusammenhang mit dem modifizierten Hamilton’schen Prinzip ein erstes Kriterium dafür, dass eine Phasentransformation (</text:span><text:span text:style-name="T49">q</text:span><text:span text:style-name="T48">, </text:span><text:span text:style-name="T49">p</text:span><text:span text:style-name="T48">) −→ (¯</text:span><text:span text:style-name="T49">q</text:span><text:span text:style-name="T48">, ¯</text:span><text:span text:style-name="T49">p</text:span><text:span text:style-name="T48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tangChe" svg:font-family="BatangChe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9T15:55:32.166000000</dc:date>
    <meta:document-statistic meta:object-count="362"/>
  </office:meta>
</office:document-meta>
</file>